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403b2" officeooo:paragraph-rsid="000c24bb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d34eb" officeooo:paragraph-rsid="000c24bb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3ef6c7" officeooo:paragraph-rsid="000c24bb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0e4ea" officeooo:paragraph-rsid="000c24bb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17577" officeooo:paragraph-rsid="000c24bb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424460" officeooo:paragraph-rsid="000c24bb" style:font-size-asian="12pt" style:font-weight-asian="bold" style:font-size-complex="12pt" style:font-weight-complex="bold"/>
    </style:style>
    <style:style style:name="T1" style:family="text">
      <style:text-properties officeooo:rsid="031f6f87"/>
    </style:style>
    <style:style style:name="T2" style:family="text">
      <style:text-properties officeooo:rsid="012970f7"/>
    </style:style>
    <style:style style:name="T3" style:family="text">
      <style:text-properties officeooo:rsid="010b69ad"/>
    </style:style>
    <style:style style:name="T4" style:family="text">
      <style:text-properties officeooo:rsid="0129a4dd"/>
    </style:style>
    <style:style style:name="T5" style:family="text">
      <style:text-properties officeooo:rsid="010c4e4d"/>
    </style:style>
    <style:style style:name="T6" style:family="text">
      <style:text-properties officeooo:rsid="00424460"/>
    </style:style>
    <style:style style:name="T7" style:family="text">
      <style:text-properties officeooo:rsid="01335d9f"/>
    </style:style>
    <style:style style:name="T8" style:family="text">
      <style:text-properties officeooo:rsid="004403b2"/>
    </style:style>
    <style:style style:name="T9" style:family="text">
      <style:text-properties officeooo:rsid="031ff6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Седьмого ноября кончилось необычно затянувшееся бабье лето и мы перешли в Клуб, играть там танцы.</text:p>
      <text:p text:style-name="P2">На втором этаже, в крыле напротив кинозала, тянулся зал <text:span text:style-name="T1">Б</text:span>алетной секции. </text:p>
      <text:p text:style-name="P3">Протяжённость его составляла метров сорок; от двери до небольшой эстрады <text:span text:style-name="T1">у дальней торцевой</text:span> стены.</text:p>
      <text:p text:style-name="P3">Эстрада предназначалась не для концертов, а <text:span text:style-name="T1">для </text:span>вечеров отдыха, поэтому <text:span text:style-name="T2"><text:s/></text:span>над полом <text:span text:style-name="T1">З</text:span>ала <text:span text:style-name="T1">она </text:span>возвышалась всего на <text:span text:style-name="T3">пару</text:span> продольных ступен<text:span text:style-name="T3">ей, для подъёма отдыхающих на зов массовика-затейника принять участие в каком-то конкурсе и окультурить мероприятие</text:span>. <text:s/><text:span text:style-name="T2">В</text:span>ертикальные решётки из тонких труб под чёрной краской отграничивали эстраду <text:span text:style-name="T2">с двух сторон</text:span>. </text:p>
      <text:p text:style-name="P3">Позади труб висели чуть присобранные занавеси-кулисы.</text:p>
      <text:p text:style-name="P3"><text:span text:style-name="T3">В</text:span> центр<text:span text:style-name="T3">е</text:span> Зала, вверху, среди окрашенных чёрн<text:span text:style-name="T3">ым кузбасс-лаком</text:span> швеллеров несущих конструкций <text:span text:style-name="T2">крыши</text:span> был закреплён большой белый шар, оклеенный осколочками зеркала. </text:p>
      <text:p text:style-name="P3">Когда, <text:s/>подсвеченный прожектором, он вращался своим электромотором, то по стенам и полу Зала плыли многоугольные световые зайчики.</text:p>
      <text:p text:style-name="P3">Продольные стены состояли, в основном, из окон, под которыми тянулся поручень для учеников балетному искусству, <text:span text:style-name="T2">и, как положено в балетных школах, </text:span><text:s/>стена <text:s/>напротив эстрады <text:span text:style-name="T2">состояла из</text:span> плотно подогнанны<text:span text:style-name="T2">х</text:span> <text:s/>зеркал.</text:p>
      <text:p text:style-name="P3">Идеальное место для чего угодно, начиная <text:span text:style-name="T1">с</text:span> новогодних утренников для садиков и школ Посёлка <text:span text:style-name="T1">и </text:span>до школьных <text:span text:style-name="T1">выпускных вечеров,</text:span> заводских вечеров отдыха и, конечно, танцев.</text:p>
      <text:p text:style-name="P3"/>
      <text:p text:style-name="P3">Правда, танцы же и обнаружили слабое место идеала — его пол. </text:p>
      <text:p text:style-name="P3">Он был покрашен красной краской и под подошвами пары сот танцоров та превратилась в мелкую пыль и облезла меньше, чем за месяц. </text:p>
      <text:p text:style-name="P3">Но директор Павел Митрофанович сказал, что это ничего.</text:p>
      <text:p text:style-name="P3"/>
      <text:p text:style-name="P3">За занавесями по сторонам эстрады <text:span text:style-name="T2">размест</text:span>ились здоровенные колонки из парковского летнего кинотеатра и звук они давали — закачаешься.</text:p>
      <text:p text:style-name="P4">Наши фигуры с гитарами виднелись в далёкой зеркальной стене поверх ритмичного колыхания голов; в неярком свете плавали зайчики от шара и всё шло ништяк.</text:p>
      <text:p text:style-name="P4">Вот только Чуба пыхтел и недовольствовал — звук его бас-гитары из двух небольших чёрных колонок на эстраде терялся за мощью парковских ящиков с динамиками по полметра.</text:p>
      <text:p text:style-name="P4">Лёха сказал, что <text:span text:style-name="T2">у него </text:span>есть знакомый, <text:span text:style-name="T2">у которого есть</text:span> низкочастотны<text:span text:style-name="T2">е</text:span> динамики для баса, но нужен материал — сделать для них ящик.</text:p>
      <text:p text:style-name="P4"><text:span text:style-name="T2">И он</text:span> <text:s/>же <text:s/>подсказал место, <text:span text:style-name="T2">где</text:span> <text:span text:style-name="T2">запросто найдётся нужный</text:span> материал — завод. <text:span text:style-name="T2">Ведь в</text:span>сего-то и надо — лист толстой фанеры два на полтора метра.</text:p>
      <text:p text:style-name="P4">Мы, заводская часть Орфеев, приступили к осмыслению и обсуждению стояще<text:span text:style-name="T3">й</text:span> перед нами задачи.</text:p>
      <text:p text:style-name="P4"/>
      <text:p text:style-name="P4">В Ремонтной цеху фанеры не найти — всё, с чем мы имеем дело это — железо.</text:p>
      <text:p text:style-name="P4">Фанеру надо искать в Вагоноремонтном, где работает Чуба. И он сказал: да, фанера есть в вагонах пригнанных на ремонт и он может сорвать там подходящий лист, <text:s/>но как вынесешь из завода?</text:p>
      <text:p text:style-name="P4">Предложение раскроить по размерам ящика и перебросить через забор на Профессийную он отклонил. У его мастера сразу возникнут ненужные вопросы — откуда взят столь дефицитный материал в таком количестве?</text:p>
      <text:p text:style-name="P4">Оставался единственный путь — вынести лист целиком через здание Клуба, где боковая дверь в завод, рядом с комнатой художников, всегда н<text:span text:style-name="T1">араспах</text:span>. </text:p>
      <text:p text:style-name="P4">Но и на этом пути <text:span text:style-name="T2">имелись заковыки</text:span> — Вагоноремонтный расположен в противоположном от Клуба конце завода.</text:p>
      <text:p text:style-name="P5"><text:soft-page-break/>Тащить через весь завод?</text:p>
      <text:p text:style-name="P5">Пойти на подобный риск Чуба отказывался. Опять всё целиком ложилось на наши с Владей плечи.</text:p>
      <text:p text:style-name="P5">Ну, не так чтобы совсем целиком. Лист-то Чуба всё же сорвал и, уходя, забыл запереть дверь вагона, как полагается по инструкции.</text:p>
      <text:p text:style-name="P5"/>
      <text:p text:style-name="P5">Через полуоткрытую дверь я и Владя проникли <text:s/>внутрь, где, в указанном Чубой места, обнаружили искомое сокровище — стандартный лист фанеры толщиной в тридцать миллиметров. </text:p>
      <text:p text:style-name="P5">Немного загрязнился в двух местах, но это неважно.</text:p>
      <text:p text:style-name="P5">Мы вытащили его из вагона и, ухватив за края, понесли <text:span text:style-name="T4">по гравийной отсыпке </text:span>вдоль путей, а затем и по асфальтным дорогам между цехами.</text:p>
      <text:p text:style-name="P5">По пути мы уговаривали друг друга, что лист не так уж и тяжёл и что <text:span text:style-name="T4">ничего </text:span>тут такого <text:span text:style-name="T4">особенного</text:span>, если двое рабочих несут его по заводской территории.</text:p>
      <text:p text:style-name="P5">Хотя <text:span text:style-name="T4">лично </text:span>нам ни разу не приходилось наблюдать подобную картину. Обычно, грузы между цехами перевозились на автокарах.</text:p>
      <text:p text:style-name="P5">Когда до Клуба оставалось всего ничего — Кузнечный цех, общезаводская баня, здание пожарной команды, станция заправки кислородных баллонов и здание медпункта — к нам по дороге от Механического подбежал Чепа, сказать, что Боря Сакун послал <text:span text:style-name="T4">за нами</text:span> и, если <text:span text:style-name="T1">мы</text:span> тут же не явимся, нас уволят.</text:p>
      <text:p text:style-name="P5"/>
      <text:p text:style-name="P5">Это было что-то новое — Боря никогда не бросался подобными угрозами. Может опять приехал начальник уголовного розыска?</text:p>
      <text:p text:style-name="P5">Мы опёрли лист на закопчённую стену Кузнечного цеха; недалеко от привинченной мраморной дощечки о том, что в 1967 г., в год пятидесятилетия Советской <text:s/>власти сюда было спрятано послание рабочим КПВРЗ, которые будут трудиться тут в год столетнего юбилея Октябрьской революции.</text:p>
      <text:p text:style-name="P5"><text:span text:style-name="T4">У</text:span>беди<text:span text:style-name="T4">вш</text:span>ись, что наш лист не мешает движению автотранспорта, <text:span text:style-name="T4">мы</text:span> пошли в Ремонтный.</text:p>
      <text:p text:style-name="P5">Боря разбушевался сильнее Фантомаса — где мы шастаем, когда он весь участок отправил на «заготовку»?</text:p>
      <text:p text:style-name="P5">Да, заготовка это не шутки. </text:p>
      <text:p text:style-name="P5">Заготовка, это, типа смотра рядов. Это когда <text:span text:style-name="T4">уже точно </text:span>все при деле.</text:p>
      <text:p text:style-name="P5">Слесаря Экспериментального участка <text:span text:style-name="T5">в полном сборе</text:span>, <text:span text:style-name="T6">с бумажкой заявки на нужный материал, отправляются <text:s/>к Центральному складу, где, позади заводской бани, свалены вдоль путей вороха арматуры различного диаметра, кипы металлического уголка мощного профиля, кучи труб сечением не менее десяти сантиметров.</text:span></text:p>
      <text:p text:style-name="P6">Потом туда приезжает по рельсам коренастый железнодорожный кран и свешивает свою стрелу с чёрными тросами строп над <text:span text:style-name="T5">всеми теми</text:span> грудами металла.</text:p>
      <text:p text:style-name="P6">Двое <text:span text:style-name="T1">из</text:span> наиболее опытных рабочих, вооружившись ломом, захлёстывают стропами нужные трубы, уголки и арматуры. </text:p>
      <text:p text:style-name="P6">Остальные подают советы с безопасного расстояния.</text:p>
      <text:p text:style-name="P6">Кран <text:span text:style-name="T4">со скрежетом </text:span>вытаскивает <text:span text:style-name="T4">обвязанное</text:span> железо из куч железа перепутанного предыдущими заготовками и опускает на кузов автокара.</text:p>
      <text:p text:style-name="P6">Работник склада сверяет примерное количество груза с указанной в заявке цифрой и даёт «добро».</text:p>
      <text:p text:style-name="P6">Водительница возвращается к автокару с безопасного расстояния и гонит его в цех, скребя асфальт свисающими концами арматуры, труб или что <text:span text:style-name="T4">уж </text:span>там было в той заявке.</text:p>
      <text:p text:style-name="P6">Заготовщики дружной гурьбой возвращаются в цех.</text:p>
      <text:p text:style-name="P6"/>
      <text:p text:style-name="P6">Вот и сейчас они показались в центральном проходе Механического, но нас нет среди них. Мы кругом виноваты, мы прогуляли «заготовку».</text:p>
      <text:p text:style-name="P6">Хорошо, что Владя, как однофамилец, имеет подход к Боре и мы опять исчезаем из цеха.</text:p>
      <text:p text:style-name="P6"><text:soft-page-break/>Мы возвращаемся к своему листу рядом с мемориальной доской. </text:p>
      <text:p text:style-name="P6">Тут уже стоит Мозговой и, глядя на фанеру, глотает слюнки. </text:p>
      <text:p text:style-name="P6">Конечно, такой материал кому хочешь понадобиться.</text:p>
      <text:p text:style-name="P6">Мы хватаем свою добычу.</text:p>
      <text:p text:style-name="P6">- Куда это?- <text:span text:style-name="T7">жалобным</text:span> <text:span text:style-name="T4">фальцетом</text:span> вопрошает Мозговой.</text:p>
      <text:p text:style-name="P6">- В заводоуправление,- небрежно отвечает Владя и мы тащим лист к центральной проходной, <text:span text:style-name="T8">в двадцати метрах правее которой начинается здание Клуба.</text:span></text:p>
      <text:p text:style-name="P1">Боковая дверь <text:span text:style-name="T5">его, конечно, </text:span>не заперта. </text:p>
      <text:p text:style-name="P1">Мы вносим лист и прислоняем его к кипе афишных щитов напротив комнаты <text:s/>художников.</text:p>
      <text:p text:style-name="P1">Когда после работы мы пришли в Клуб, чтобы пере<text:span text:style-name="T4">ставить</text:span> лист в свою комнату, кучерявый верзила завхоз Степан уже ходил вокруг него кругами.</text:p>
      <text:p text:style-name="P1">Дефицитный материал надобен всем, даже бездельнику, кто за <text:span text:style-name="T9">всю </text:span>свою жизнь <text:s/>в руках не держал ничего тяжелее связки ключей.</text:p>
      <text:p text:style-name="P1">Впрочем, это я не про Степана, он, говорят, раньше <text:span text:style-name="T9">хорошим </text:span>плотником был. </text:p>
      <text:p text:style-name="P1"><text:span text:style-name="T5">Это я про директора Клуба, что</text:span> стоял рядом <text:span text:style-name="T4">и позвякивал</text:span> своей персональной связкой, <text:span text:style-name="T4">науськивая Степана на нашу добычу</text:span>.</text:p>
      <text:p text:style-name="P1">Не мылься, Павел Митрофанович, бриться не будеш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22:22.355607724</meta:creation-date>
    <dc:date>2017-03-01T18:22:28.880111105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1" meta:word-count="1067" meta:character-count="7182" meta:non-whitespace-character-count="6133"/>
    <meta:generator>LibreOffice/4.3.3.2$Linux_x86 LibreOffice_project/430m0$Build-2</meta:generator>
  </office:meta>
</office:document-meta>
</file>